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4.9146in" fo:margin-left="0.7472in" table:align="left"/>
    </style:style>
    <style:style style:name="Table2.A" style:family="table-column">
      <style:table-column-properties style:column-width="0.702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G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DejaVu Sans Condensed" fo:font-size="12pt" fo:font-weight="bold" officeooo:rsid="006236f9" officeooo:paragraph-rsid="006236f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size="12pt" officeooo:rsid="006236f9" officeooo:paragraph-rsid="006236f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a801" officeooo:paragraph-rsid="0061a80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a801" officeooo:paragraph-rsid="006236f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af6b" officeooo:paragraph-rsid="0068af6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a801" officeooo:paragraph-rsid="0061a80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fcdfa" officeooo:paragraph-rsid="006fcdf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36f9" officeooo:paragraph-rsid="006236f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8af6b" officeooo:paragraph-rsid="0068af6b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8af6b" officeooo:paragraph-rsid="0068af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9870d" officeooo:paragraph-rsid="0069870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728742" officeooo:paragraph-rsid="0072874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36f9" officeooo:paragraph-rsid="006236f9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cd75" officeooo:paragraph-rsid="006236f9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2dcaf" officeooo:paragraph-rsid="0072dcaf" style:font-size-asian="12pt" style:font-weight-asian="normal" style:font-size-complex="12pt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fcdfa" officeooo:paragraph-rsid="006fcdfa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61cd75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728742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style:text-underline-style="none" fo:font-weight="normal" officeooo:rsid="0068af6b" officeooo:paragraph-rsid="0068af6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paragraph-rsid="00728742"/>
    </style:style>
    <style:style style:name="P30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728742" officeooo:paragraph-rsid="00728742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weight="bold" officeooo:rsid="00728742" officeooo:paragraph-rsid="00728742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77b7e0" officeooo:paragraph-rsid="0077b7e0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a801" style:font-weight-asian="bold" style:font-weight-complex="bold"/>
    </style:style>
    <style:style style:name="T8" style:family="text">
      <style:text-properties fo:font-weight="bold" officeooo:rsid="0072dcaf" style:font-weight-asian="bold" style:font-weight-complex="bold"/>
    </style:style>
    <style:style style:name="T9" style:family="text">
      <style:text-properties fo:font-weight="bold" officeooo:rsid="0073d88c" style:font-weight-asian="bold" style:font-weight-complex="bold"/>
    </style:style>
    <style:style style:name="T10" style:family="text">
      <style:text-properties fo:font-weight="bold" officeooo:rsid="00741b1c" style:font-weight-asian="bold" style:font-weight-complex="bold"/>
    </style:style>
    <style:style style:name="T11" style:family="text">
      <style:text-properties officeooo:rsid="006236f9"/>
    </style:style>
    <style:style style:name="T12" style:family="text">
      <style:text-properties style:text-line-through-style="none" style:text-line-through-type="none"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style:text-underline-style="none" fo:font-weight="normal" officeooo:rsid="0061cd7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style:text-underline-style="none" fo:font-weight="normal" officeooo:rsid="006236f9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style:text-underline-style="none" fo:font-weight="normal" officeooo:rsid="007898c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officeooo:rsid="00760a4a"/>
    </style:style>
    <style:style style:name="T18" style:family="text">
      <style:text-properties officeooo:rsid="00668e4c"/>
    </style:style>
    <style:style style:name="T19" style:family="text">
      <style:text-properties officeooo:rsid="00709b9f"/>
    </style:style>
    <style:style style:name="T20" style:family="text">
      <style:text-properties officeooo:rsid="00728742"/>
    </style:style>
    <style:style style:name="T21" style:family="text">
      <style:text-properties officeooo:rsid="004bf290"/>
    </style:style>
    <style:style style:name="T22" style:family="text">
      <style:text-properties officeooo:rsid="004da8f0"/>
    </style:style>
    <style:style style:name="T23" style:family="text">
      <style:text-properties style:font-name="DejaVu Sans Condensed" fo:font-size="12pt" fo:font-weight="normal" officeooo:rsid="004da8f0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50b3ac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4bf290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545b5b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49cb52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bold" officeooo:rsid="004da8f0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0b3ac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9cb52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style:font-size-asian="12pt" style:font-size-complex="12pt"/>
    </style:style>
    <style:style style:name="T32" style:family="text">
      <style:text-properties style:font-name="DejaVu Sans Condensed" fo:font-size="12pt" officeooo:rsid="0050b3ac" style:font-size-asian="12pt" style:font-size-complex="12pt"/>
    </style:style>
    <style:style style:name="T33" style:family="text">
      <style:text-properties officeooo:rsid="0072dcaf"/>
    </style:style>
    <style:style style:name="T34" style:family="text">
      <style:text-properties officeooo:rsid="0061cd75"/>
    </style:style>
    <style:style style:name="T35" style:family="text">
      <style:text-properties officeooo:rsid="0073d88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">5</text:span><text:span text:style-name="T4">0</text:span><text:span text:style-name="T10">6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Unguided Bombs</text:span></text:p>
      <text:p text:style-name="P6"/>
      <text:p text:style-name="P7">Fence in</text:p>
      <text:list text:style-name="L1">
        <text:list-item>
          <text:p text:style-name="P15">A/G Master Mode</text:p>
        </text:list-item>
        <text:list-item>
          <text:p text:style-name="P15">Master Arm ON</text:p>
        </text:list-item>
      </text:list>
      <text:p text:style-name="P6"/>
      <text:p text:style-name="P13">Bomb setup</text:p>
      <text:list xml:id="list3809757980" text:style-name="L2">
        <text:list-item>
          <text:p text:style-name="P19">All bombs<text:span text:style-name="T33">, on</text:span><text:span text:style-name="T34"> ARMT </text:span><text:span text:style-name="T20">&gt; </text:span><text:span text:style-name="T34">A/G page</text:span>:</text:p>
          <text:list>
            <text:list-item>
              <text:p text:style-name="P20"><text:span text:style-name="T2">CDIP</text:span><text:span text:style-name="T8">, AUTO</text:span><text:span text:style-name="T33"> ... </text:span><text:span text:style-name="T11">CCIP</text:span><text:span text:style-name="T33">/</text:span><text:span text:style-name="T11">CCRP mode</text:span></text:p>
            </text:list-item>
            <text:list-item>
              <text:p text:style-name="P20"><text:span text:style-name="T2">1/STA</text:span><text:span text:style-name="T9">, STEP</text:span><text:span text:style-name="T33"> ... </text:span>One bomb<text:span text:style-name="T35"> from each selected station, or one bomb only, alternating stations.</text:span></text:p>
            </text:list-item>
            <text:list-item>
              <text:p text:style-name="P20"><text:span text:style-name="T2">RP SGL</text:span><text:span text:style-name="T9">, RP MULT</text:span><text:span text:style-name="T33"> ... </text:span><text:span text:style-name="T35">While pickle is held, d</text:span>rops up to QTY bombs, at INTVL<text:span text:style-name="T35"> ft spacing</text:span>, alternating stations<text:span text:style-name="T35">, or from each selected station.</text:span></text:p>
            </text:list-item>
            <text:list-item>
              <text:p text:style-name="P20"><text:span text:style-name="T8">NOSE, TAIL, N/T</text:span><text:span text:style-name="T33"> ... </text:span>For Mk 82 Snakeye, Mk 82 AIR, and Mk 84 AIR, TAIL or N/T enables high-drag fins/parachute, NOSE disables the high-drag and drops them as slicks.</text:p>
            </text:list-item>
            <text:list-item>
              <text:p text:style-name="P20"><text:span text:style-name="T2">BOT</text:span><text:span text:style-name="T33"> ... </text:span>Determines which bomb in the string will fall on the target. <text:s/>CTR (default) is center bomb, press to cycle <text:span text:style-name="T33">bomb </text:span>number, or enter on scratchpad.</text:p>
            </text:list-item>
          </text:list>
        </text:list-item>
        <text:list-item>
          <text:p text:style-name="P19">CBU-87/-97 special fuzing options</text:p>
          <text:list>
            <text:list-item>
              <text:p text:style-name="P21">On ARMT &gt; A/G LOAD page, when loading CBU-87/-97, press <text:span text:style-name="T2">FUZE</text:span> OSB to <text:span text:style-name="T33">set </text:span>burst time, burst height, and spin. <text:s/>Burst time and height are shown on the page, spin numbers are as follows:</text:p>
            </text:list-item>
          </text:list>
        </text:list-item>
      </text:list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">SPIN n: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G1" office:value-type="string">
            <text:p text:style-name="P5">6</text:p>
          </table:table-cell>
        </table:table-row>
        <table:table-row>
          <table:table-cell table:style-name="Table2.A2" office:value-type="string">
            <text:p text:style-name="P3">RPM: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1500</text:p>
          </table:table-cell>
          <table:table-cell table:style-name="Table2.A2" office:value-type="string">
            <text:p text:style-name="P5">2000</text:p>
          </table:table-cell>
          <table:table-cell table:style-name="Table2.G2" office:value-type="string">
            <text:p text:style-name="P5">2500</text:p>
          </table:table-cell>
        </table:table-row>
      </table:table>
      <text:list xml:id="list221529792074909" text:continue-numbering="true" text:style-name="L2">
        <text:list-item>
          <text:p text:style-name="P19">A/G DLVRY page<text:span text:style-name="T18"> -- WIP</text:span></text:p>
          <text:list>
            <text:list-item>
              <text:p text:style-name="P21"><text:span text:style-name="T2">PROG </text:span><text:span text:style-name="T8">PAGE</text:span></text:p>
              <text:list>
                <text:list-item>
                  <text:p text:style-name="P24"><text:span text:style-name="T2">LOFT</text:span> ... Set loft angle (cues for auto loft bombing)</text:p>
                </text:list-item>
                <text:list-item>
                  <text:p text:style-name="P21"><text:span text:style-name="T2">AT</text:span><text:span text:style-name="T33"> ... </text:span>Along Track bias, positive numbers move impact point long, negative numbers move impact point short (in ft??).</text:p>
                </text:list-item>
                <text:list-item>
                  <text:p text:style-name="P21"><text:span text:style-name="T2">CT</text:span><text:span text:style-name="T33"> ... </text:span>Cross Track bias, positive for right, negative for left.</text:p>
                </text:list-item>
                <text:list-item>
                  <text:p text:style-name="P21"><text:span text:style-name="T2">TARM</text:span><text:span text:style-name="T33"> ... </text:span>Time to Arm, arm time after dropping, in seconds.</text:p>
                </text:list-item>
              </text:list>
            </text:list-item>
          </text:list>
        </text:list-item>
      </text:list>
      <text:p text:style-name="P9"/>
      <text:p text:style-name="P11">CDIP (CCIP) bombing</text:p>
      <text:list xml:id="list676384112" text:style-name="L3">
        <text:list-item>
          <text:p text:style-name="P26"><text:span text:style-name="T13">Set up bombs</text:span><text:span text:style-name="T14">, see settings above.</text:span></text:p>
        </text:list-item>
        <text:list-item>
          <text:p text:style-name="P32"><text:span text:style-name="T14">T</text:span><text:span text:style-name="T12">o use radar AGR for slant range, put </text:span><text:span text:style-name="T16">HUD</text:span><text:span text:style-name="T12"> in CMD with </text:span><text:span text:style-name="T16">Dish Hat press then Dish Hat up</text:span><text:span text:style-name="T12">. <text:s/>HUD should say IN CMD</text:span><text:span text:style-name="T15"> on left side</text:span><text:span text:style-name="T12">, and AGR should appear on right</text:span><text:span text:style-name="T15"> side.</text:span></text:p>
        </text:list-item>
        <text:list-item>
          <text:p text:style-name="P22">Put pipper on target, press and hold Red Button to drop.</text:p>
        </text:list-item>
        <text:list-item>
          <text:p text:style-name="P22">If pipper would be off bottom of HUD, press and hold Red Button to designate target and enter auto CCRP mode until drop.</text:p>
        </text:list-item>
      </text:list>
      <text:p text:style-name="P14">Mk 82, Mk 84</text:p>
      <text:list text:style-name="L4">
        <text:list-item>
          <text:p text:style-name="P16">CCIP is accurate<text:span text:style-name="T19"> in a dive of about 15 deg and greater. <text:s/></text:span><text:span text:style-name="T20">Less</text:span><text:span text:style-name="T19"> accurate in shallower dive or level flight.</text:span></text:p>
        </text:list-item>
      </text:list>
      <text:p text:style-name="P14">Mk 20 Rockeye</text:p>
      <text:list text:style-name="L5">
        <text:list-item>
          <text:p text:style-name="P17">Use TIME mode rather than HEIGHT<text:span text:style-name="T20">; Mk 20 doesn't have a radar altimeter.</text:span></text:p>
        </text:list-item>
        <text:list-item>
          <text:p text:style-name="P28">CCIP is accurate<text:span text:style-name="T20"> for both dive and level releases, including low altitude level bombing.</text:span><text:span text:style-name="T17"> <text:s/>No longer accurate as of 2024-02-24 patch.</text:span></text:p>
        </text:list-item>
      </text:list>
      <text:p text:style-name="P8"/>
      <text:p text:style-name="P11">AUTO (CCRP) bombing</text:p>
      <text:list text:style-name="L6">
        <text:list-item>
          <text:p text:style-name="P23">Set up bombs, see settings above.</text:p>
        </text:list-item>
        <text:list-item>
          <text:p text:style-name="P23">Designate target.</text:p>
        </text:list-item>
        <text:list-item>
          <text:p text:style-name="P23">Fly toward bomb fall line (ASL). <text:s/>HUD shows time to release (<text:span text:style-name="T2">TREL</text:span>).</text:p>
        </text:list-item>
        <text:list-item>
          <text:p text:style-name="P23">When <text:span text:style-name="T2">release cue</text:span> (short horizontal line) starts coming down the bomb fall line, press and hold <text:span text:style-name="T2">Red Button</text:span> until release cue hits velocity vector and all bombs drop.</text:p>
        </text:list-item>
      </text:list>
      <text:p text:style-name="P14">Toss bombing</text:p>
      <text:list text:style-name="L7">
        <text:list-item>
          <text:p text:style-name="P18">Manual loft:</text:p>
        </text:list-item>
      </text:list>
      <text:list text:style-name="L8">
        <text:list-item>
          <text:list>
            <text:list-item>
              <text:p text:style-name="P29"><text:span text:style-name="T21">In a low alt</text:span><text:span text:style-name="T22"> (~200 ft AGL)</text:span><text:span text:style-name="T21">, high speed attack (~0.85 Mach):</text:span></text:p>
            </text:list-item>
          </text:list>
        </text:list-item>
      </text:list>
      <text:list text:style-name="L9">
        <text:list-item>
          <text:list>
            <text:list-item>
              <text:p text:style-name="P27"><text:span text:style-name="T23">When </text:span><text:span text:style-name="T28">20 seconds away from target</text:span><text:span text:style-name="T23"> (~3.5 nmi), </text:span><text:span text:style-name="T29">hold pickle</text:span><text:span text:style-name="T24"> and </text:span><text:span text:style-name="T23">i</text:span><text:span text:style-name="T25">nitiate pull</text:span><text:span text:style-name="T23"> up to about </text:span><text:span text:style-name="T28">20-25 deg nose up</text:span><text:span text:style-name="T26">, </text:span><text:span text:style-name="T27">then </text:span><text:span text:style-name="T30">stop pulling</text:span><text:span text:style-name="T27"> and </text:span><text:span text:style-name="T30">stabilize in a steady climb</text:span><text:span text:style-name="T27">.</text:span><text:span text:style-name="T23"> </text:span><text:span text:style-name="T26"><text:s/>W</text:span><text:span text:style-name="T23">atch for release cue line coming down the bomb fall line</text:span><text:span text:style-name="T24">.</text:span></text:p>
            </text:list-item>
          </text:list>
        </text:list-item>
      </text:list>
      <text:list text:style-name="L10">
        <text:list-item>
          <text:p text:style-name="P31"><text:span text:style-name="T32">A</text:span><text:span text:style-name="T31">uto loft:</text:span></text:p>
        </text:list-item>
      </text:list>
      <text:list text:style-name="L11">
        <text:list-item>
          <text:list>
            <text:list-item>
              <text:p text:style-name="P30">Go to <text:span text:style-name="T2">ARMT &gt; A/G &gt; A/G DLVRY &gt; PROG PAGE</text:span>.</text:p>
            </text:list-item>
            <text:list-item>
              <text:p text:style-name="P30">Enter desired loft angle on scratchpad, then press <text:span text:style-name="T2">LOFT</text:span> OSB (<text:span text:style-name="T2">L2</text:span> OSB) to set.</text:p>
              <text:list>
                <text:list-item>
                  <text:p text:style-name="P30">Recommend 40 deg?? for best distance, or 25 deg for lower max exposure height.</text:p>
                </text:list-item>
              </text:list>
            </text:list-item>
            <text:list-item>
              <text:p text:style-name="P30">HUD will show time to loft pullup as <text:span text:style-name="T2">TPULL</text:span>.</text:p>
            </text:list-item>
            <text:list-item>
              <text:p text:style-name="P30"><text:span text:style-name="T2">5 seconds before TPULL</text:span>, HUD will show <text:span text:style-name="T2">pullup cue</text:span>: a long horizontal line.</text:p>
            </text:list-item>
            <text:list-item>
              <text:p text:style-name="P30"><text:span text:style-name="T2">Press and hold pickle.</text:span> <text:s/>When <text:span text:style-name="T2">TPULL</text:span> hits <text:span text:style-name="T2">0</text:span>, pull up at around 4G, keeping the velocity vector on the pullup cue line and centered on the bomb fall line.</text:p>
            </text:list-item>
            <text:list-item>
              <text:p text:style-name="P30"><text:span text:style-name="T2">Release cue</text:span> is a shorter horizontal line that comes down the bomb fall line. <text:s/>When the release cue reaches the velocity vector, bombs are released. <text:s/>Keep the pickle down until they're all gone.</text:p>
            </text:list-item>
          </text:list>
        </text:list-item>
      </text:list>
      <text:p text:style-name="P10"/>
      <text:p text:style-name="P12">Weapon notes</text:p>
      <text:list text:style-name="L12">
        <text:list-item>
          <text:p text:style-name="P25">Mk-84 AIR can be dropped safely from as low as 160 ft and 0.500 Mach.</text:p>
        </text:list-item>
        <text:list-item>
          <text:p text:style-name="P25">More TOD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4T22:15:28.751000000</dc:date>
    <meta:editing-duration>P1DT12H48M19S</meta:editing-duration>
    <meta:editing-cycles>92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9" meta:word-count="683" meta:character-count="3448" meta:non-whitespace-character-count="2864"/>
  </office:meta>
</office:document-meta>
</file>